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58413" officeooo:paragraph-rsid="00158413"/>
    </style:style>
    <style:style style:name="P6" style:family="paragraph" style:parent-style-name="Table_20_Contents">
      <style:text-properties fo:font-style="italic" officeooo:rsid="0011cc2b" officeooo:paragraph-rsid="001623f5" style:font-style-asian="italic" style:font-style-complex="italic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89e96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style:style style:name="T11" style:family="text">
      <style:text-properties officeooo:rsid="001623f5"/>
    </style:style>
    <style:style style:name="T12" style:family="text">
      <style:text-properties officeooo:rsid="00177387"/>
    </style:style>
    <style:style style:name="T13" style:family="text">
      <style:text-properties officeooo:rsid="000dd021"/>
    </style:style>
    <style:style style:name="T14" style:family="text">
      <style:text-properties officeooo:rsid="0017ec35"/>
    </style:style>
    <style:style style:name="T15" style:family="text">
      <style:text-properties officeooo:rsid="00189e9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 <text:span text:style-name="T11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Educativo </text:span><text:span text:style-name="T11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69611" text:style-name="Numerazione_20_UC">
              <text:list-item>
                <text:p text:style-name="P11"><text:span text:style-name="T2">L'utente </text:span><text:s/>accede alla sezione <text:span text:style-name="T10">Programmazione Educativ</text:span><text:span text:style-name="T12">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53309" text:style-name="L1">
              <text:list-item>
                <text:p text:style-name="P10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13">e</text:span>dere piu' di <text:span text:style-name="T14">7</text:span> secondi</text:p>
          </table:table-cell>
        </table:table-row>
      </table:table>
      <text:p text:style-name="P9"/>
      <text:p text:style-name="P12"><text:span text:style-name="T15">UC_H_41_visualizzazione_programma_educativo: </text:span><text:span text:style-name="T8">Visualizza</text:span><text:span text:style-name="T9">zione</text:span><text:span text:style-name="T8">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3</meta:editing-cycles>
    <meta:generator>LibreOffice/3.6$Windows_x86 LibreOffice_project/da8c1e6-fd468f4-454e206-f42a4a9-143cfd</meta:generator>
    <dc:date>2012-10-22T23:44:25.80</dc:date>
    <meta:document-statistic meta:table-count="1" meta:image-count="0" meta:object-count="0" meta:page-count="1" meta:paragraph-count="18" meta:word-count="102" meta:character-count="750" meta:non-whitespace-character-count="661"/>
  </office:meta>
</office:document-meta>
</file>